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8" table:number-columns-repeated="2"/>
          <table:table-cell table:style-name="ce38" office:value-type="string">
            <text:p>GPS</text:p>
          </table:table-cell>
          <table:table-cell table:style-name="ce38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20_11-55-17_000.jpg</text:p>
          </table:table-cell>
          <table:table-cell table:style-name="ce19" office:value-type="string">
            <text:p>:m 東和 PHOTO / 200821f / 三鷹駅 / 大柏栄ビル新築工事 / １名 / 三誠電気（松村組） / 資料</text:p>
          </table:table-cell>
          <table:table-cell table:style-name="ce4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2]=&quot;&quot;;[.C2];CONCATENATE([.C2];&quot; / &quot;;[.E2]))" office:value-type="string" office:string-value=":m 東和 PHOTO / 200821f / 三鷹駅 / 大柏栄ビル新築工事 / １名 / 三誠電気（松村組） / 資料">
            <text:p>:m 東和 PHOTO / 200821f / 三鷹駅 / 大柏栄ビル新築工事 / １名 / 三誠電気（松村組） / 資料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20_11-55-28_000.jpg</text:p>
          </table:table-cell>
          <table:table-cell table:style-name="ce19" office:value-type="string">
            <text:p>:m 東和 PHOTO / 200821f / 三鷹駅 / 大柏栄ビル新築工事 / １名 / 三誠電気（松村組） / 資料</text:p>
          </table:table-cell>
          <table:table-cell table:style-name="ce4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3]=&quot;&quot;;[.C3];CONCATENATE([.C3];&quot; / &quot;;[.E3]))" office:value-type="string" office:string-value=":m 東和 PHOTO / 200821f / 三鷹駅 / 大柏栄ビル新築工事 / １名 / 三誠電気（松村組） / 資料">
            <text:p>:m 東和 PHOTO / 200821f / 三鷹駅 / 大柏栄ビル新築工事 / １名 / 三誠電気（松村組） / 資料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20_11-56-38_000.jpg</text:p>
          </table:table-cell>
          <table:table-cell table:style-name="ce19" office:value-type="string">
            <text:p>:m 東和 PHOTO / 200821f / 三鷹駅 / 大柏栄ビル新築工事 / １名 / 三誠電気（松村組） / 資料</text:p>
          </table:table-cell>
          <table:table-cell table:style-name="ce39"/>
          <table:table-cell table:style-name="ce4"/>
          <table:table-cell table:style-name="ce4" office:value-type="string">
            <text:p>N-35-35-28.546142 E-139-34-48.885498</text:p>
          </table:table-cell>
          <table:table-cell table:style-name="ce40" table:formula="of:=IF([.E4]=&quot;&quot;;[.C4];CONCATENATE([.C4];&quot; / &quot;;[.E4]))" office:value-type="string" office:string-value=":m 東和 PHOTO / 200821f / 三鷹駅 / 大柏栄ビル新築工事 / １名 / 三誠電気（松村組） / 資料">
            <text:p>:m 東和 PHOTO / 200821f / 三鷹駅 / 大柏栄ビル新築工事 / １名 / 三誠電気（松村組） / 資料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20_12-39-38_000.jpg</text:p>
          </table:table-cell>
          <table:table-cell table:style-name="ce19" office:value-type="string">
            <text:p>:m 東和 PHOTO / 200821f / 三鷹駅 / 大柏栄ビル新築工事 / １名 / 三誠電気（松村組） / 資料</text:p>
          </table:table-cell>
          <table:table-cell table:style-name="ce17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5]=&quot;&quot;;[.C5];CONCATENATE([.C5];&quot; / &quot;;[.E5]))" office:value-type="string" office:string-value=":m 東和 PHOTO / 200821f / 三鷹駅 / 大柏栄ビル新築工事 / １名 / 三誠電気（松村組） / 資料">
            <text:p>:m 東和 PHOTO / 200821f / 三鷹駅 / 大柏栄ビル新築工事 / １名 / 三誠電気（松村組） / 資料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20_12-40-01_000.jpg</text:p>
          </table:table-cell>
          <table:table-cell table:style-name="ce19" office:value-type="string">
            <text:p>:m 東和 PHOTO / 200821f / 三鷹駅 / 大柏栄ビル新築工事 / １名 / 三誠電気（松村組） / 資料</text:p>
          </table:table-cell>
          <table:table-cell table:style-name="ce18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6]=&quot;&quot;;[.C6];CONCATENATE([.C6];&quot; / &quot;;[.E6]))" office:value-type="string" office:string-value=":m 東和 PHOTO / 200821f / 三鷹駅 / 大柏栄ビル新築工事 / １名 / 三誠電気（松村組） / 資料">
            <text:p>:m 東和 PHOTO / 200821f / 三鷹駅 / 大柏栄ビル新築工事 / １名 / 三誠電気（松村組） / 資料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20_12-43-55_000.jpg</text:p>
          </table:table-cell>
          <table:table-cell table:style-name="ce19" office:value-type="string">
            <text:p>:m 東和 PHOTO / 200821f / 三鷹駅 / 大柏栄ビル新築工事 / １名 / 三誠電気（松村組） / 資料</text:p>
          </table:table-cell>
          <table:table-cell table:style-name="ce19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7]=&quot;&quot;;[.C7];CONCATENATE([.C7];&quot; / &quot;;[.E7]))" office:value-type="string" office:string-value=":m 東和 PHOTO / 200821f / 三鷹駅 / 大柏栄ビル新築工事 / １名 / 三誠電気（松村組） / 資料">
            <text:p>:m 東和 PHOTO / 200821f / 三鷹駅 / 大柏栄ビル新築工事 / １名 / 三誠電気（松村組） / 資料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20_12-43-59_000.jpg</text:p>
          </table:table-cell>
          <table:table-cell table:style-name="ce19" office:value-type="string">
            <text:p>:m 東和 PHOTO / 200821f / 三鷹駅 / 大柏栄ビル新築工事 / １名 / 三誠電気（松村組） / 資料</text:p>
          </table:table-cell>
          <table:table-cell table:style-name="ce17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8]=&quot;&quot;;[.C8];CONCATENATE([.C8];&quot; / &quot;;[.E8]))" office:value-type="string" office:string-value=":m 東和 PHOTO / 200821f / 三鷹駅 / 大柏栄ビル新築工事 / １名 / 三誠電気（松村組） / 資料">
            <text:p>:m 東和 PHOTO / 200821f / 三鷹駅 / 大柏栄ビル新築工事 / １名 / 三誠電気（松村組） / 資料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20_12-43-59_001.jpg</text:p>
          </table:table-cell>
          <table:table-cell table:style-name="ce19" office:value-type="string">
            <text:p>:m 東和 PHOTO / 200821f / 三鷹駅 / 大柏栄ビル新築工事 / １名 / 三誠電気（松村組） / 資料</text:p>
          </table:table-cell>
          <table:table-cell table:style-name="ce18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9]=&quot;&quot;;[.C9];CONCATENATE([.C9];&quot; / &quot;;[.E9]))" office:value-type="string" office:string-value=":m 東和 PHOTO / 200821f / 三鷹駅 / 大柏栄ビル新築工事 / １名 / 三誠電気（松村組） / 資料">
            <text:p>:m 東和 PHOTO / 200821f / 三鷹駅 / 大柏栄ビル新築工事 / １名 / 三誠電気（松村組） / 資料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20_12-44-17_000.jpg</text:p>
          </table:table-cell>
          <table:table-cell table:style-name="ce19" office:value-type="string">
            <text:p>:m 東和 PHOTO / 200821f / 三鷹駅 / 大柏栄ビル新築工事 / １名 / 三誠電気（松村組） / 資料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40" table:formula="of:=IF([.E10]=&quot;&quot;;[.C10];CONCATENATE([.C10];&quot; / &quot;;[.E10]))" office:value-type="string" office:string-value=":m 東和 PHOTO / 200821f / 三鷹駅 / 大柏栄ビル新築工事 / １名 / 三誠電気（松村組） / 資料">
            <text:p>:m 東和 PHOTO / 200821f / 三鷹駅 / 大柏栄ビル新築工事 / １名 / 三誠電気（松村組） / 資料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20_12-45-33_000.jpg</text:p>
          </table:table-cell>
          <table:table-cell table:style-name="ce19" office:value-type="string">
            <text:p>:m 東和 PHOTO / 200821f / 三鷹駅 / 大柏栄ビル新築工事 / １名 / 三誠電気（松村組） / 資料</text:p>
          </table:table-cell>
          <table:table-cell table:style-name="ce19"/>
          <table:table-cell table:style-name="ce4"/>
          <table:table-cell table:style-name="ce4" office:value-type="string">
            <text:p>N-35-35-28.72467 E-139-34-49.324951</text:p>
          </table:table-cell>
          <table:table-cell table:style-name="ce40" table:formula="of:=IF([.E11]=&quot;&quot;;[.C11];CONCATENATE([.C11];&quot; / &quot;;[.E11]))" office:value-type="string" office:string-value=":m 東和 PHOTO / 200821f / 三鷹駅 / 大柏栄ビル新築工事 / １名 / 三誠電気（松村組） / 資料">
            <text:p>:m 東和 PHOTO / 200821f / 三鷹駅 / 大柏栄ビル新築工事 / １名 / 三誠電気（松村組） / 資料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20_13-17-52_000.jpg</text:p>
          </table:table-cell>
          <table:table-cell table:style-name="ce25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40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20_14-23-14_000.jpg</text:p>
          </table:table-cell>
          <table:table-cell table:style-name="ce25" office:value-type="string">
            <text:p>:PHOTO 記録 / 作ったもの / タオル / バラの花</text:p>
          </table:table-cell>
          <table:table-cell table:style-name="ce18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40" table:formula="of:=IF([.E13]=&quot;&quot;;[.C13];CONCATENATE([.C13];&quot; / &quot;;[.E13]))" office:value-type="string" office:string-value=":PHOTO 記録 / 作ったもの / タオル / バラの花">
            <text:p>:PHOTO 記録 / 作ったもの / タオル / バラの花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20_14-52-30_000.jpg</text:p>
          </table:table-cell>
          <table:table-cell table:style-name="ce25" office:value-type="string">
            <text:p>:PHOTO 記録 / 作ったもの / 結び / diamantknot</text:p>
          </table:table-cell>
          <table:table-cell table:style-name="ce19"/>
          <table:table-cell table:style-name="ce4"/>
          <table:table-cell table:style-name="ce4" office:value-type="string">
            <text:p>N-35-35-28.710937 E-139-34-49.434814</text:p>
          </table:table-cell>
          <table:table-cell table:style-name="ce40" table:formula="of:=IF([.E14]=&quot;&quot;;[.C14];CONCATENATE([.C14];&quot; / &quot;;[.E14]))" office:value-type="string" office:string-value=":PHOTO 記録 / 作ったもの / 結び / diamantknot">
            <text:p>:PHOTO 記録 / 作ったもの / 結び / diamantknot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20_15-07-16_000.jpg</text:p>
          </table:table-cell>
          <table:table-cell table:style-name="ce25" office:value-type="string">
            <text:p>:PHOTO 記録 / 作ったもの / 結び / ankerstek</text:p>
          </table:table-cell>
          <table:table-cell table:style-name="ce17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40" table:formula="of:=IF([.E15]=&quot;&quot;;[.C15];CONCATENATE([.C15];&quot; / &quot;;[.E15]))" office:value-type="string" office:string-value=":PHOTO 記録 / 作ったもの / 結び / ankerstek">
            <text:p>:PHOTO 記録 / 作ったもの / 結び / ankerstek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20_15-08-16_000.jpg</text:p>
          </table:table-cell>
          <table:table-cell table:style-name="ce25" office:value-type="string">
            <text:p>:PHOTO 記録 / 作ったもの / 結び / diamantknot</text:p>
          </table:table-cell>
          <table:table-cell table:style-name="ce18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40" table:formula="of:=IF([.E16]=&quot;&quot;;[.C16];CONCATENATE([.C16];&quot; / &quot;;[.E16]))" office:value-type="string" office:string-value=":PHOTO 記録 / 作ったもの / 結び / diamantknot">
            <text:p>:PHOTO 記録 / 作ったもの / 結び / diamantknot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20_15-50-58_000.jpg</text:p>
          </table:table-cell>
          <table:table-cell table:style-name="ce18" office:value-type="string">
            <text:p>:m RES 1*1 / free# JVEMV6 37#21.4_37 / 37. miscs of miscs / 21. math&amp;physics / 4. knot-theory / diamantknoten:全体図,arborknoten,w:Spulenknoten,w:Uberhandknoten,slipstek / N+</text:p>
          </table:table-cell>
          <table:table-cell table:style-name="ce19"/>
          <table:table-cell table:style-name="ce4"/>
          <table:table-cell table:style-name="ce4"/>
          <table:table-cell table:style-name="ce40" table:formula="of:=IF([.E17]=&quot;&quot;;[.C17];CONCATENATE([.C17];&quot; / &quot;;[.E17]))" office:value-type="string" office:string-value=":m RES 1*1 / free# JVEMV6 37#21.4_37 / 37. miscs of miscs / 21. math&amp;physics / 4. knot-theory / diamantknoten:全体図,arborknoten,w:Spulenknoten,w:Uberhandknoten,slipstek / N+">
            <text:p>:m RES 1*1 / free# JVEMV6 37#21.4_37 / 37. miscs of miscs / 21. math&amp;physics / 4. knot-theory / diamantknoten:全体図,arborknoten,w:Spulenknoten,w:Uberhandknoten,slipstek / N+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20_17-09-04_000.jpg</text:p>
          </table:table-cell>
          <table:table-cell table:style-name="ce26" office:value-type="string">
            <text:p>:m anim / dessin / s-9 / theme=手；ほおづえ；左 / N+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40" table:formula="of:=IF([.E18]=&quot;&quot;;[.C18];CONCATENATE([.C18];&quot; / &quot;;[.E18]))" office:value-type="string" office:string-value=":m anim / dessin / s-9 / theme=手；ほおづえ；左 / N+">
            <text:p>:m anim / dessin / s-9 / theme=手；ほおづえ；左 / N+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20_20-29-25_000.jpg</text:p>
          </table:table-cell>
          <table:table-cell table:style-name="ce22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40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8-20_22-03-41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40" table:formula="of:=IF([.E20]=&quot;&quot;;[.C20];CONCATENATE([.C20];&quot; / &quot;;[.E20]))" office:value-type="string" office:string-value=":m :PHOTO 寝た時刻 / 2020">
            <text:p>:m :PHOTO 寝た時刻 / 202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8-21_04-01-45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40" table:formula="of:=IF([.E21]=&quot;&quot;;[.C21];CONCATENATE([.C21];&quot; / &quot;;[.E21]))" office:value-type="string" office:string-value=":m :PHOTO 起きた時刻 / 2020">
            <text:p>:m :PHOTO 起きた時刻 / 202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8-21_05-16-40_000.jpg</text:p>
          </table:table-cell>
          <table:table-cell table:style-name="ce19" office:value-type="string">
            <text:p>:m 東和 PHOTO / 200821f / 三鷹駅 / 大柏栄ビル新築工事 / １名 / 三誠電気（松村組） / 出発時間</text:p>
          </table:table-cell>
          <table:table-cell table:style-name="ce19"/>
          <table:table-cell table:style-name="ce4"/>
          <table:table-cell table:style-name="ce4" office:value-type="string">
            <text:p>N-35-35-28.257751 E-139-34-49.819335</text:p>
          </table:table-cell>
          <table:table-cell table:style-name="ce40" table:formula="of:=IF([.E22]=&quot;&quot;;[.C22];CONCATENATE([.C22];&quot; / &quot;;[.E22]))" office:value-type="string" office:string-value=":m 東和 PHOTO / 200821f / 三鷹駅 / 大柏栄ビル新築工事 / １名 / 三誠電気（松村組） / 出発時間">
            <text:p>:m 東和 PHOTO / 200821f / 三鷹駅 / 大柏栄ビル新築工事 / １名 / 三誠電気（松村組） / 出発時間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8-21_06-59-33_000.jpg</text:p>
          </table:table-cell>
          <table:table-cell table:style-name="ce19" office:value-type="string">
            <text:p>:m 東和 PHOTO / 200821f / 三鷹駅 / 大柏栄ビル新築工事 / １名 / 三誠電気（松村組） / 現場状況</text:p>
          </table:table-cell>
          <table:table-cell table:style-name="ce16"/>
          <table:table-cell table:style-name="ce4"/>
          <table:table-cell table:style-name="ce4" office:value-type="string">
            <text:p>N-35-42-22.593383 E-139-33-44.34082</text:p>
          </table:table-cell>
          <table:table-cell table:style-name="ce40" table:formula="of:=IF([.E23]=&quot;&quot;;[.C23];CONCATENATE([.C23];&quot; / &quot;;[.E23]))" office:value-type="string" office:string-value=":m 東和 PHOTO / 200821f / 三鷹駅 / 大柏栄ビル新築工事 / １名 / 三誠電気（松村組） / 現場状況">
            <text:p>:m 東和 PHOTO / 200821f / 三鷹駅 / 大柏栄ビル新築工事 / １名 / 三誠電気（松村組） / 現場状況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08-21_07-00-04_000.jpg</text:p>
          </table:table-cell>
          <table:table-cell table:style-name="ce19" office:value-type="string">
            <text:p>:m 東和 PHOTO / 200821f / 三鷹駅 / 大柏栄ビル新築工事 / １名 / 三誠電気（松村組） / 現場状況</text:p>
          </table:table-cell>
          <table:table-cell table:style-name="ce4"/>
          <table:table-cell table:style-name="ce4"/>
          <table:table-cell table:style-name="ce4" office:value-type="string">
            <text:p>N-35-42-22.304992 E-139-33-44.176025</text:p>
          </table:table-cell>
          <table:table-cell table:style-name="ce40" table:formula="of:=IF([.E24]=&quot;&quot;;[.C24];CONCATENATE([.C24];&quot; / &quot;;[.E24]))" office:value-type="string" office:string-value=":m 東和 PHOTO / 200821f / 三鷹駅 / 大柏栄ビル新築工事 / １名 / 三誠電気（松村組） / 現場状況">
            <text:p>:m 東和 PHOTO / 200821f / 三鷹駅 / 大柏栄ビル新築工事 / １名 / 三誠電気（松村組） / 現場状況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08-21_07-00-07_000.jpg</text:p>
          </table:table-cell>
          <table:table-cell table:style-name="ce19" office:value-type="string">
            <text:p>:m 東和 PHOTO / 200821f / 三鷹駅 / 大柏栄ビル新築工事 / １名 / 三誠電気（松村組） / 現場状況</text:p>
          </table:table-cell>
          <table:table-cell table:style-name="ce4"/>
          <table:table-cell table:style-name="ce4"/>
          <table:table-cell table:style-name="ce4" office:value-type="string">
            <text:p>N-35-42-22.304992 E-139-33-44.176025</text:p>
          </table:table-cell>
          <table:table-cell table:style-name="ce40" table:formula="of:=IF([.E25]=&quot;&quot;;[.C25];CONCATENATE([.C25];&quot; / &quot;;[.E25]))" office:value-type="string" office:string-value=":m 東和 PHOTO / 200821f / 三鷹駅 / 大柏栄ビル新築工事 / １名 / 三誠電気（松村組） / 現場状況">
            <text:p>:m 東和 PHOTO / 200821f / 三鷹駅 / 大柏栄ビル新築工事 / １名 / 三誠電気（松村組） / 現場状況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08-21_12-52-09_000.jpg</text:p>
          </table:table-cell>
          <table:table-cell table:style-name="ce27" office:value-type="string">
            <text:p>:PHOTO 記録しておきたいもの / @三鷹駅；東和現場；詰所手前 / 壁の掲示物 / コロナ；「予防対策」</text:p>
          </table:table-cell>
          <table:table-cell table:style-name="ce18"/>
          <table:table-cell table:style-name="ce4"/>
          <table:table-cell table:style-name="ce4" office:value-type="string">
            <text:p>N-35-42-22.758178 E-139-33-44.560546</text:p>
          </table:table-cell>
          <table:table-cell table:style-name="ce40" table:formula="of:=IF([.E26]=&quot;&quot;;[.C26];CONCATENATE([.C26];&quot; / &quot;;[.E26]))" office:value-type="string" office:string-value=":PHOTO 記録しておきたいもの / @三鷹駅；東和現場；詰所手前 / 壁の掲示物 / コロナ；「予防対策」">
            <text:p>:PHOTO 記録しておきたいもの / @三鷹駅；東和現場；詰所手前 / 壁の掲示物 / コロナ；「予防対策」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08-21_17-36-02_000.jpg</text:p>
          </table:table-cell>
          <table:table-cell table:style-name="ce27" office:value-type="string">
            <text:p>:PHOTO 記録しておきたいもの / @三鷹駅、東和現場への途中 / パチンコ店の掲示；「たばこ吸え」</text:p>
          </table:table-cell>
          <table:table-cell table:style-name="ce19"/>
          <table:table-cell table:style-name="ce4"/>
          <table:table-cell table:style-name="ce4"/>
          <table:table-cell table:style-name="ce40" table:formula="of:=IF([.E27]=&quot;&quot;;[.C27];CONCATENATE([.C27];&quot; / &quot;;[.E27]))" office:value-type="string" office:string-value=":PHOTO 記録しておきたいもの / @三鷹駅、東和現場への途中 / パチンコ店の掲示；「たばこ吸え」">
            <text:p>:PHOTO 記録しておきたいもの / @三鷹駅、東和現場への途中 / パチンコ店の掲示；「たばこ吸え」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08-21_20-56-48_000.jpg</text:p>
          </table:table-cell>
          <table:table-cell table:style-name="ce27" office:value-type="string">
            <text:p>:m 食べた物</text:p>
          </table:table-cell>
          <table:table-cell table:style-name="ce18"/>
          <table:table-cell table:style-name="ce4"/>
          <table:table-cell table:style-name="ce4"/>
          <table:table-cell table:style-name="ce40" table:formula="of:=IF([.E28]=&quot;&quot;;[.C28];CONCATENATE([.C28];&quot; / &quot;;[.E28]))" office:value-type="string" office:string-value=":m 食べた物">
            <text:p>:m 食べた物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08-21_23-04-03_000.jpg</text:p>
          </table:table-cell>
          <table:table-cell table:style-name="ce27" office:value-type="string">
            <text:p>:m 記録 / お酒</text:p>
          </table:table-cell>
          <table:table-cell table:style-name="ce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40" table:formula="of:=IF([.E29]=&quot;&quot;;[.C29];CONCATENATE([.C29];&quot; / &quot;;[.E29]))" office:value-type="string" office:string-value=":m 記録 / お酒">
            <text:p>:m 記録 / お酒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08-21_23-15-55_000.jpg</text:p>
          </table:table-cell>
          <table:table-cell table:style-name="ce27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40" table:formula="of:=IF([.E30]=&quot;&quot;;[.C30];CONCATENATE([.C30];&quot; / &quot;;[.E30]))" office:value-type="string" office:string-value=":m 記録 / お酒">
            <text:p>:m 記録 / お酒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0-08-21_23-27-06_000.jpg</text:p>
          </table:table-cell>
          <table:table-cell table:style-name="ce27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40" table:formula="of:=IF([.E31]=&quot;&quot;;[.C31];CONCATENATE([.C31];&quot; / &quot;;[.E31]))" office:value-type="string" office:string-value=":m 記録 / お酒">
            <text:p>:m 記録 / お酒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0-08-22_00-03-19_000.jpg</text:p>
          </table:table-cell>
          <table:table-cell table:style-name="ce27" office:value-type="string">
            <text:p>:m 記録 / お酒</text:p>
          </table:table-cell>
          <table:table-cell table:style-name="ce19"/>
          <table:table-cell table:style-name="ce4"/>
          <table:table-cell table:style-name="ce4"/>
          <table:table-cell table:style-name="ce40" table:formula="of:=IF([.E32]=&quot;&quot;;[.C32];CONCATENATE([.C32];&quot; / &quot;;[.E32]))" office:value-type="string" office:string-value=":m 記録 / お酒">
            <text:p>:m 記録 / お酒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0-08-22_00-20-15_000.jpg</text:p>
          </table:table-cell>
          <table:table-cell table:style-name="ce27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40" table:formula="of:=IF([.E33]=&quot;&quot;;[.C33];CONCATENATE([.C33];&quot; / &quot;;[.E33]))" office:value-type="string" office:string-value=":m 記録 / お酒">
            <text:p>:m 記録 / お酒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0-08-22_00-41-50_000.jpg</text:p>
          </table:table-cell>
          <table:table-cell table:style-name="ce27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40" table:formula="of:=IF([.E34]=&quot;&quot;;[.C34];CONCATENATE([.C34];&quot; / &quot;;[.E34]))" office:value-type="string" office:string-value=":m 記録 / お酒">
            <text:p>:m 記録 / お酒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0-08-22_01-36-16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40" table:formula="of:=IF([.E35]=&quot;&quot;;[.C35];CONCATENATE([.C35];&quot; / &quot;;[.E35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0-08-22_01-36-20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40" table:formula="of:=IF([.E36]=&quot;&quot;;[.C36];CONCATENATE([.C36];&quot; / &quot;;[.E36]))" office:value-type="string" office:string-value=":m :PHOTO 寝た時刻 / 2020">
            <text:p>:m :PHOTO 寝た時刻 / 202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0-08-22_01-36-33_000.jpg</text:p>
          </table:table-cell>
          <table:table-cell table:style-name="ce27" office:value-type="string">
            <text:p>:PHOTO 記録 / 文書 / 飲酒；時刻；推移；ストップウオッチ</text:p>
          </table:table-cell>
          <table:table-cell table:style-name="ce19"/>
          <table:table-cell table:style-name="ce4"/>
          <table:table-cell table:style-name="ce4"/>
          <table:table-cell table:style-name="ce40" table:formula="of:=IF([.E37]=&quot;&quot;;[.C37];CONCATENATE([.C37];&quot; / &quot;;[.E37]))" office:value-type="string" office:string-value=":PHOTO 記録 / 文書 / 飲酒；時刻；推移；ストップウオッチ">
            <text:p>:PHOTO 記録 / 文書 / 飲酒；時刻；推移；ストップウオッチ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0-08-22_07-31-48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4"/>
          <table:table-cell table:style-name="ce4"/>
          <table:table-cell table:style-name="ce4" office:value-type="string">
            <text:p>N-35-35-29.24652 E-139-34-49.654541</text:p>
          </table:table-cell>
          <table:table-cell table:style-name="ce40" table:formula="of:=IF([.E38]=&quot;&quot;;[.C38];CONCATENATE([.C38];&quot; / &quot;;[.E3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string">
            <text:p>2020-08-22_07-57-33_000.jpg</text:p>
          </table:table-cell>
          <table:table-cell table:style-name="ce19" office:value-type="string">
            <text:p>:m :PHOTO 起きた時刻 / 2020 / ３０分前；二度寝</text:p>
          </table:table-cell>
          <table:table-cell table:style-name="ce31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40" table:formula="of:=IF([.E39]=&quot;&quot;;[.C39];CONCATENATE([.C39];&quot; / &quot;;[.E39]))" office:value-type="string" office:string-value=":m :PHOTO 起きた時刻 / 2020 / ３０分前；二度寝">
            <text:p>:m :PHOTO 起きた時刻 / 2020 / ３０分前；二度寝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4" office:value-type="string">
            <text:p>2020-08-22_12-48-33_000.jpg</text:p>
          </table:table-cell>
          <table:table-cell table:style-name="ce19" office:value-type="string">
            <text:p>:m :PHOTO 起きた時刻 / 2020 / ３０分前；二度寝のあと</text:p>
          </table:table-cell>
          <table:table-cell table:style-name="ce16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40" table:formula="of:=IF([.E40]=&quot;&quot;;[.C40];CONCATENATE([.C40];&quot; / &quot;;[.E40]))" office:value-type="string" office:string-value=":m :PHOTO 起きた時刻 / 2020 / ３０分前；二度寝のあと">
            <text:p>:m :PHOTO 起きた時刻 / 2020 / ３０分前；二度寝のあと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1"/>
          <table:table-cell table:style-name="ce4"/>
          <table:table-cell table:style-name="ce4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4"/>
          <table:table-cell table:style-name="ce4"/>
          <table:table-cell table:style-name="ce4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4"/>
          <table:table-cell table:style-name="ce4"/>
          <table:table-cell table:style-name="ce4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30"/>
          <table:table-cell table:style-name="ce31"/>
          <table:table-cell table:style-name="ce4"/>
          <table:table-cell table:style-name="ce4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1"/>
          <table:table-cell table:style-name="ce4"/>
          <table:table-cell table:style-name="ce4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1"/>
          <table:table-cell table:style-name="ce4"/>
          <table:table-cell table:style-name="ce4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1"/>
          <table:table-cell table:style-name="ce4"/>
          <table:table-cell table:style-name="ce4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40" table:formula="of:=IF([.E72]=&quot;&quot;;[.C72];CONCATENATE([.C72];&quot; / &quot;;[.E72]))" office:value-type="string" office:string-value="-*">
            <text:p>-*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31"/>
          <table:table-cell table:style-name="ce4"/>
          <table:table-cell table:style-name="ce4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31"/>
          <table:table-cell table:style-name="ce4"/>
          <table:table-cell table:style-name="ce4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81]=&quot;&quot;;[.C81];CONCATENATE([.C81];&quot; / &quot;;[.E8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3]=&quot;&quot;;[.C83];CONCATENATE([.C83];&quot; / &quot;;[.E8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4]=&quot;&quot;;[.C84];CONCATENATE([.C84];&quot; / &quot;;[.E8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5]=&quot;&quot;;[.C85];CONCATENATE([.C85];&quot; / &quot;;[.E8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6]=&quot;&quot;;[.C86];CONCATENATE([.C86];&quot; / &quot;;[.E8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40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1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2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3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4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5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5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6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5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5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5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5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5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5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5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5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1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5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4:01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22T14:01:15.62</dc:date>
    <dc:creator>iwabuchi ken</dc:creator>
    <meta:editing-duration>P24DT15H5M1S</meta:editing-duration>
    <meta:editing-cycles>9319</meta:editing-cycles>
    <meta:document-statistic meta:table-count="1" meta:cell-count="524" meta:object-count="0"/>
  </office:meta>
</office:document-meta>
</file>